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Pictures/1000000000000000000000000000000000000000.jpg" manifest:media-type="image/jpe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00000002CB1F7086446B60A4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2" style:family="paragraph">
      <style:paragraph-properties fo:text-align="start"/>
      <style:text-properties fo:font-size="12pt" style:font-size-asian="12pt" style:font-size-complex="12pt" fo:hyphenate="tru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5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ADAP </text:span><text:span text:style-name="T1">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8.62cm" svg:height="13cm" svg:x="4.69cm" svg:y="2.25cm" presentation:class="graphic" presentation:user-transformed="true">
          <draw:image xlink:href="Pictures/1000000100000400000002CB1F7086446B60A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5">[1]</text:span><text:span text:style-name="T5"><text:tab/></text:span><text:span text:style-name="T5">Photo courtesy </text:span><text:span text:style-name="T5">of Wikipedia with </text:span><text:span text:style-name="T5">various CC </text:span><text:span text:style-name="T5">licenses</text:span></text:p>
          </draw:text-box>
        </draw:frame>
        <draw:frame draw:style-name="gr3" draw:text-style-name="P9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13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9" draw:layer="layout" svg:width="23.081cm" svg:height="11.5cm" svg:x="2.459cm" svg:y="2.25cm" presentation:class="graphic">
          <draw:image xlink:href="Pictures/1000000000000000000000000000000000000000.jpg" xlink:type="simple" xlink:show="embed" xlink:actuate="onLoad" draw:mime-type="image/jpeg">
            <text:p/>
          </draw:image>
        </draw:frame>
        <draw:frame draw:style-name="gr6" draw:text-style-name="P14" draw:layer="layout" svg:width="23.08cm" svg:height="11.5cm" svg:x="2.46cm" svg:y="2.25cm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4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4"><text:span text:style-name="T6">OSS-ADAP-VUE</text:span></text:p>
              </table:table-cell>
              <table:table-cell/>
              <table:table-cell>
                <text:p text:style-name="P14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4"><text:span text:style-name="T6">Modules</text:span></text:p>
              </table:table-cell>
              <table:table-cell table:style-name="ce6">
                <text:p text:style-name="P14"><text:span text:style-name="T6">OSS-ADAP</text:span></text:p>
              </table:table-cell>
              <table:table-cell table:style-name="ce7">
                <text:p text:style-name="P14"><text:span text:style-name="T7">x</text:span></text:p>
              </table:table-cell>
              <table:table-cell/>
              <table:table-cell>
                <text:p text:style-name="P14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5">VUE </text:span><text:span text:style-name="T5"><text:tab/></text:span><text:span text:style-name="T5">= Lecture + </text:span><text:span text:style-name="T5">exercise </text:span><text:span text:style-name="T5">(Vorlesung + </text:span><text:span text:style-name="T5">Übung)</text:span></text:p>
            <text:p text:style-name="P11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4"><text:span text:style-name="T6">Categories</text:span></text:p>
              </table:table-cell>
              <table:table-cell table:style-name="ce16" table:number-columns-spanned="5">
                <text:p text:style-name="P1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8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9"><text:span text:style-name="T9">Disagree</text:span></text:p>
              </table:table-cell>
              <table:table-cell>
                <text:p text:style-name="P19"><text:span text:style-name="T9">Disagree</text:span></text:p>
                <text:p text:style-name="P19"><text:span text:style-name="T9">some</text:span></text:p>
              </table:table-cell>
              <table:table-cell>
                <text:p text:style-name="P19"><text:span text:style-name="T9">Neutral</text:span></text:p>
              </table:table-cell>
              <table:table-cell>
                <text:p text:style-name="P19"><text:span text:style-name="T9">Agree</text:span></text:p>
                <text:p text:style-name="P19"><text:span text:style-name="T9">some</text:span></text:p>
              </table:table-cell>
              <table:table-cell>
                <text:p text:style-name="P19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0"><text:span text:style-name="T10">Form</text:span></text:p>
                <text:p text:style-name="P20"><text:span text:style-name="T10">(10%)</text:span></text:p>
              </table:table-cell>
              <table:table-cell table:style-name="ce22"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2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0"><text:span text:style-name="T10">Language</text:span></text:p>
                <text:p text:style-name="P20"><text:span text:style-name="T10">(10%)</text:span></text:p>
              </table:table-cell>
              <table:table-cell table:style-name="ce25"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0"><text:span text:style-name="T10">Solution Design (30%)</text:span></text:p>
              </table:table-cell>
              <table:table-cell table:style-name="ce22" table:number-columns-spanned="5">
                <text:p text:style-name="P21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2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0"><text:span text:style-name="T10">Solution Imple-mentation (50%)</text:span></text:p>
              </table:table-cell>
              <table:table-cell table:style-name="ce25" table:number-columns-spanned="5">
                <text:p text:style-name="P21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8" draw:text-style-name="P13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9" draw:text-style-name="P23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4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You still have to </text:span><text:span text:style-name="T8">register for the </text:span><text:span text:style-name="T8">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6">Announcements by email (through course management system)</text:p>
              </text:list-item>
              <text:list-item>
                <text:p text:style-name="P16">Please ask your questions using the FSI Forum for this course</text:p>
              </text:list-item>
              <text:list-item>
                <text:p>For email, use the teaching team alias from the <text:span text:style-name="T14">Course Organization </text:span>doc</text:p>
              </text:list-item>
            </text:list>
          </draw:text-box>
        </draw:frame>
        <draw:frame draw:style-name="gr8" draw:text-style-name="P13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See <text:span text:style-name="T14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4" draw:layer="layout" svg:width="20cm" svg:height="4cm" svg:x="0cm" svg:y="11.75cm">
          <draw:text-box>
            <text:p text:style-name="P11"><text:span text:style-name="T8">DR</text:span></text:p>
          </draw:text-box>
        </draw:frame>
        <draw:frame presentation:style-name="pr2" draw:text-style-name="P25" draw:layer="layout" svg:width="27cm" svg:height="7cm" svg:x="0.5cm" svg:y="8cm" presentation:class="subtitle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1H9M55S</meta:editing-duration>
    <meta:editing-cycles>18</meta:editing-cycles>
    <meta:generator>LibreOffice/7.2.0.4$Linux_X86_64 LibreOffice_project/fa0a9af5681a0acc7909a705f92c1ada8a658552</meta:generator>
    <dc:date>2021-09-09T13:02:30.214476269</dc:date>
    <dc:creator>Dirk Riehle</dc:creator>
    <meta:document-statistic meta:object-count="149"/>
  </office:meta>
</office:document-meta>
</file>